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E00000231316145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Padrão-title">
      <style:graphic-properties fo:min-height="4.574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draw:fill="bitmap" draw:fill-image-name="Bitmap_20_1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1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Inconsolat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574cm" svg:x="1.4cm" svg:y="4.502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0.962cm" svg:x="3.2cm" svg:y="11.2cm">
          <draw:text-box>
            <text:p text:style-name="P1">Renan Birck Pinheir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Trabalhou com HW/SW embarcado (aliás, procuro emprego nessa área)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blemas das Ferramentas Proprietárias</text:p>
          </draw:text-box>
        </draw:frame>
        <draw:frame presentation:style-name="pr5" draw:text-style-name="P4" draw:layer="layout" svg:width="25.199cm" svg:height="12.179cm" svg:x="1.601cm" svg:y="4.643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1" draw:text-style-name="P5" draw:layer="layout" svg:width="21.6cm" svg:height="0.962cm" svg:x="1cm" svg:y="5.2cm">
          <draw:text-box>
            <text:p><text:tab/></text:p>
          </draw:text-box>
        </draw:frame>
        <draw:frame draw:style-name="gr3" draw:text-style-name="P5" draw:layer="layout" svg:width="24cm" svg:height="1.673cm" svg:x="7.4cm" svg:y="17.4cm">
          <draw:text-box>
            <text:p>US$ 2650 x dólar a R$ 3,80 =<text:span text:style-name="T3"> R$ 10200</text:span> </text:p>
            <text:p>(e isso pelo MATLAB sem nenhuma <text:span text:style-name="T4">toolbox</text:span>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Além do custo:</text:span></text:p>
              </text:list-header>
              <text:list-item>
                <text:p><text:span text:style-name="T5">Cada ferramenta usa uma linguagem proprietária;</text:span></text:p>
              </text:list-item>
              <text:list-item>
                <text:p><text:span text:style-name="T5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5">Difícil (senão impossível) usar como backend de uma ferramenta mais complexa;</text:span></text:p>
              </text:list-item>
              <text:list-item>
                <text:p><text:span text:style-name="T5">Algoritmos fechados prejudicam a reprodutibilidade (necessária ao método científico)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 / Scilab </text:p>
              </text:list-item>
              <text:list-item>
                <text:p>Sage (<text:a xlink:href="http://www.sagemath.org/" xlink:type="simple">http://www.sagemath.org</text:a>)</text:p>
              </text:list-item>
              <text:list-item>
                <text:p>Python + NumPy + SciPy + matplotlib + out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s ferramentas que tentam imitar 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</text:p>
              </text:list-item>
              <text:list-item>
                <text:p>Vários pacotes matemáticos na mesma ferramenta</text:p>
              </text:list-item>
              <text:list-item>
                <text:p>Grande e ruim de insta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/>
                <text:p><text:span text:style-name="T6">In [1]: import numpy as np</text:span></text:p>
                <text:p><text:span text:style-name="T6">In [2]: m1 = np.matrix([[3, 1, 2], [5, 4, 6], [6, 2, 2]])</text:span></text:p>
                <text:p><text:span text:style-name="T6">In [3]: m2 = np.matrix([[5, 2, 1], [4, 1, 1], [5, 6, 9]])</text:span></text:p>
                <text:p><text:span text:style-name="T6">In [4]: m1+m2</text:span></text:p>
                <text:p><text:span text:style-name="T6">Out[4]: </text:span></text:p>
                <text:p><text:span text:style-name="T6">matrix([[ 8, <text:s/>3, <text:s/>3],</text:span></text:p>
                <text:p><text:span text:style-name="T6"><text:s text:c="8"/></text:span><text:span text:style-name="T6">[ 9, <text:s/>5, <text:s/>7],</text:span></text:p>
                <text:p><text:span text:style-name="T6"><text:s text:c="8"/></text:span><text:span text:style-name="T6">[11, <text:s/>8, 11]]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, otimização etc…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tratar CSV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4" draw:text-style-name="P5" draw:layer="layout" svg:width="19.6cm" svg:height="3.095cm" svg:x="3cm" svg:y="10.4cm">
          <draw:text-box>
            <text:p><text:a xlink:href="http://github.com/renanbirck" xlink:type="simple">http://github.com/renanbirck</text:a></text:p>
            <text:p><text:a xlink:href="http://fb.com/renanbirck" xlink:type="simple">http://fb.com/renanbirck</text:a></text:p>
            <text:p><text:a xlink:href="http://twitter.com/birckrenan" xlink:type="simple">http://twitter.com/birckrena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9E00000231316145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16T17:45:14.246706872</dc:date>
    <meta:editing-duration>PT1H25M46S</meta:editing-duration>
    <meta:editing-cycles>6</meta:editing-cycles>
    <meta:document-statistic meta:object-count="98"/>
  </office:meta>
</office:document-meta>
</file>